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5ca"/>
    </style:style>
    <style:style style:name="ce2" style:family="table-cell" style:parent-style-name="Default">
      <style:table-cell-properties fo:background-color="#e0efd4"/>
    </style:style>
    <style:style style:name="ce3" style:family="table-cell" style:parent-style-name="Default">
      <style:table-cell-properties fo:background-color="#c2e0ae"/>
    </style:style>
    <style:style style:name="ce4" style:family="table-cell" style:parent-style-name="Default">
      <style:table-cell-properties fo:background-color="#adc5e7"/>
    </style:style>
    <style:style style:name="ce5" style:family="table-cell" style:parent-style-name="Default">
      <style:table-cell-properties fo:background-color="#bce4e5"/>
    </style:style>
    <style:style style:name="ce11" style:family="table-cell" style:parent-style-name="Default">
      <style:table-cell-properties fo:background-color="#fff200" style:text-align-source="value-type" style:repeat-content="false" fo:wrap-option="wrap" style:vertical-align="middle"/>
      <style:paragraph-properties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cantidad de naves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d backgroun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d soundTrack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1" office:value-type="string" calcext:value-type="string" table:number-columns-spanned="4" table:number-rows-spanned="7">
            <text:p>NOTA: ENEMIGOS DEBEN ARRANCAR CON UN PIXEL DENTRO DE LA PANTALLA!!!! SINO SE AUTODESTRUYEN (0,0) (1024,600)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ipo nave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4"/>
        </table:table-row>
        <table:table-row table:style-name="ro1">
          <table:table-cell office:value-type="string" calcext:value-type="string">
            <text:p>x de inicio</text:p>
          </table:table-cell>
          <table:table-cell office:value-type="float" office:value="1023" calcext:value-type="float">
            <text:p>1023</text:p>
          </table:table-cell>
          <table:table-cell/>
          <table:covered-table-cell table:number-columns-repeated="4"/>
        </table:table-row>
        <table:table-row table:style-name="ro1">
          <table:table-cell office:value-type="string" calcext:value-type="string">
            <text:p>y de inicio</text:p>
          </table:table-cell>
          <table:table-cell office:value-type="float" office:value="350" calcext:value-type="float">
            <text:p>350</text:p>
          </table:table-cell>
          <table:table-cell/>
          <table:covered-table-cell table:number-columns-repeated="4"/>
        </table:table-row>
        <table:table-row table:style-name="ro1">
          <table:table-cell office:value-type="string" calcext:value-type="string">
            <text:p>instante inicio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4"/>
        </table:table-row>
        <table:table-row table:style-name="ro1">
          <table:table-cell office:value-type="string" calcext:value-type="string">
            <text:p>cant movimientos</text:p>
          </table:table-cell>
          <table:table-cell office:value-type="float" office:value="4" calcext:value-type="float">
            <text:p>4</text:p>
          </table:table-cell>
          <table:table-cell/>
          <table:covered-table-cell table:number-columns-repeated="4"/>
        </table:table-row>
        <table:table-row table:style-name="ro1">
          <table:table-cell table:style-name="ce3" office:value-type="string" calcext:value-type="string">
            <text:p><text:s text:c="4"/>modulo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number-columns-repeated="4"/>
        </table:table-row>
        <table:table-row table:style-name="ro1">
          <table:table-cell table:style-name="ce3" office:value-type="string" calcext:value-type="string">
            <text:p><text:s text:c="4"/>direccion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duracion</text:p>
          </table:table-cell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3 segund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odulo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direccion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duraci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gundo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<text:s text:c="4"/>modulo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direccion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duracion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13 segund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odulo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direccion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duracion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tipo nav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x de inicio</text:p>
          </table:table-cell>
          <table:table-cell table:style-name="ce4" office:value-type="float" office:value="1023" calcext:value-type="float">
            <text:p>1023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y de inicio</text:p>
          </table:table-cell>
          <table:table-cell table:style-name="ce4"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instante inicio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5 segundo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cant movimientos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modulo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direccion</text:p>
          </table:table-cell>
          <table:table-cell table:style-name="ce5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duracion</text:p>
          </table:table-cell>
          <table:table-cell table:style-name="ce5" office:value-type="float" office:value="200" calcext:value-type="float">
            <text:p>200</text:p>
          </table:table-cell>
          <table:table-cell office:value-type="string" calcext:value-type="string">
            <text:p>20 segundo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<text:s text:c="4"/>modulo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<text:s text:c="4"/>direccion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<text:s text:c="4"/>duracion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segund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o nav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 de inicio</text:p>
          </table:table-cell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 de inicio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te inicio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 movimiento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modulo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direccion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duracion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tipo nav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x de inicio</text:p>
          </table:table-cell>
          <table:table-cell table:style-name="ce4" office:value-type="float" office:value="1023" calcext:value-type="float">
            <text:p>1023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y de inicio</text:p>
          </table:table-cell>
          <table:table-cell table:style-name="ce4"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instante inicio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cant movimiento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modulo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direccion</text:p>
          </table:table-cell>
          <table:table-cell table:style-name="ce5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duracion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po nav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 de inicio</text:p>
          </table:table-cell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 de inicio</text:p>
          </table:table-cell>
          <table:table-cell office:value-type="float" office:value="320" calcext:value-type="float">
            <text:p>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te inicio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 movimiento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modulo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direccion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duracion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tipo nav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x de inicio</text:p>
          </table:table-cell>
          <table:table-cell table:style-name="ce4" office:value-type="float" office:value="800" calcext:value-type="float">
            <text:p>80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y de inicio</text:p>
          </table:table-cell>
          <table:table-cell table:style-name="ce4" office:value-type="float" office:value="599" calcext:value-type="float">
            <text:p>599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instante inicio</text:p>
          </table:table-cell>
          <table:table-cell table:style-name="ce4"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cant movimientos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modulo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direccion</text:p>
          </table:table-cell>
          <table:table-cell table:style-name="ce5"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duracion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<text:s text:c="4"/>modulo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<text:s text:c="4"/>direccion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<text:s text:c="4"/>duracion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modulo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direccion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duracion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po nav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 de inicio</text:p>
          </table:table-cell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 de inicio</text:p>
          </table:table-cell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te inicio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 movimiento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modulo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direccion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duracion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07:56:21.1433529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6T12:41:04.120606720</meta:creation-date>
    <dc:date>2021-11-11T08:06:37.848586551</dc:date>
    <meta:editing-duration>PT2H30M39S</meta:editing-duration>
    <meta:editing-cycles>11</meta:editing-cycles>
    <meta:generator>LibreOffice/6.0.7.3$Linux_X86_64 LibreOffice_project/00m0$Build-3</meta:generator>
    <meta:document-statistic meta:table-count="1" meta:cell-count="161" meta:object-count="0"/>
  </office:meta>
</office:document-meta>
</file>